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b613d" draw:fill="solid" draw:fill-color="#66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" style:family="graphic" style:parent-style-name="standard">
      <style:graphic-properties svg:stroke-color="#eb613d" draw:fill="solid" draw:fill-color="#ccff00" draw:textarea-horizontal-align="justify" draw:textarea-vertical-align="middle" draw:auto-grow-height="false"/>
    </style:style>
    <style:style style:name="gr4" style:family="graphic" style:parent-style-name="standard">
      <style:graphic-properties svg:stroke-color="#eb613d" draw:fill="solid" draw:fill-color="#00cc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T1" style:family="text">
      <style:text-properties style:font-name="Liberation Sans" fo:font-size="18pt" style:letter-kerning="true" style:font-name-asian="Droid Sans Fallback" style:font-size-asian="18pt" style:font-name-complex="FreeSan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6.2cm" svg:height="1.3cm" svg:x="8cm" svg:y="6.901cm">
          <text:p text:style-name="P1"><text:span text:style-name="T1">FilterChainProxy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1.1cm" svg:y1="5.401cm" svg:x2="11.1cm" svg:y2="6.901cm" draw:start-shape="id1" draw:start-glue-point="2" draw:end-shape="id2" draw:end-glue-point="0" svg:d="M11100 5401v1500" svg:viewBox="0 0 1 1501">
          <text:p/>
        </draw:connector>
        <draw:custom-shape draw:style-name="gr3" draw:text-style-name="P1" xml:id="id5" draw:id="id5" draw:layer="layout" svg:width="6.2cm" svg:height="1.3cm" svg:x="8cm" svg:y="1.5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7.1cm" svg:height="1.3cm" svg:x="7.55cm" svg:y="12.1cm">
          <text:p text:style-name="P1"><text:span text:style-name="T1">Servle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1.1cm" svg:y1="12.1cm" svg:x2="11.1cm" svg:y2="10.802cm" draw:start-shape="id3" draw:start-glue-point="0" draw:end-shape="id4" draw:end-glue-point="2" svg:d="M11100 12100v-1298" svg:viewBox="0 0 1 1299">
          <text:p/>
        </draw:connector>
        <draw:custom-shape draw:style-name="gr1" draw:text-style-name="P1" xml:id="id1" draw:id="id1" draw:layer="layout" svg:width="6.2cm" svg:height="1.3cm" svg:x="8cm" svg:y="4.101cm">
          <text:p text:style-name="P1"><text:span text:style-name="T1">Filte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1.1cm" svg:y1="2.8cm" svg:x2="11.1cm" svg:y2="4.101cm" draw:start-shape="id5" draw:start-glue-point="2" draw:end-shape="id1" draw:end-glue-point="0" svg:d="M11100 2800v1301" svg:viewBox="0 0 1 1302">
          <text:p/>
        </draw:connector>
        <draw:custom-shape draw:style-name="gr1" draw:text-style-name="P1" xml:id="id4" draw:id="id4" draw:layer="layout" svg:width="6.2cm" svg:height="1.3cm" svg:x="8cm" svg:y="9.502cm">
          <text:p text:style-name="P1"><text:span text:style-name="T1">Filte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1.1cm" svg:y1="8.201cm" svg:x2="11.1cm" svg:y2="9.502cm" draw:start-shape="id2" draw:start-glue-point="2" draw:end-shape="id4" draw:end-glue-point="0" svg:d="M11100 8201v1301" svg:viewBox="0 0 1 13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4T18:09:09.414867462</meta:creation-date>
    <dc:date>2015-10-21T16:40:33.157833373</dc:date>
    <meta:editing-duration>P4DT50M12S</meta:editing-duration>
    <meta:editing-cycles>15</meta:editing-cycles>
    <meta:generator>LibreOffice/4.2.7.2$Linux_X86_64 LibreOffice_project/420m0$Build-2</meta:generator>
    <meta:document-statistic meta:object-count="9"/>
  </office:meta>
</office:document-meta>
</file>